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159.99mm" svg:height="89.99mm" svg:x="173.09mm" svg:y="20.91mm">
            <loext:p draw:notify-on-update-of-ranges="Sheet1.B2:Sheet1.B201 Sheet1.C2:Sheet1.C2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Geracao</text:p>
          </table:table-cell>
          <table:table-cell office:value-type="string" calcext:value-type="string">
            <text:p>Fitness (penaliza)</text:p>
          </table:table-cell>
          <table:table-cell office:value-type="string" calcext:value-type="string">
            <text:p>Fitness (repara)</text:p>
          </table:table-cell>
          <table:table-cell/>
          <table:table-cell table:style-name="ce3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2" office:value-type="float" office:value="150" calcext:value-type="float">
            <text:p>15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157" calcext:value-type="float">
            <text:p>15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table:style-name="ce2" office:value-type="float" office:value="164" calcext:value-type="float">
            <text:p>16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style-name="ce2" office:value-type="float" office:value="172" calcext:value-type="float">
            <text:p>17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72" calcext:value-type="float">
            <text:p>17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72" calcext:value-type="float">
            <text:p>17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74" calcext:value-type="float">
            <text:p>17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74" calcext:value-type="float">
            <text:p>17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74" calcext:value-type="float">
            <text:p>17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83" calcext:value-type="float">
            <text:p>18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83" calcext:value-type="float">
            <text:p>18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83" calcext:value-type="float">
            <text:p>18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83" calcext:value-type="float">
            <text:p>18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5" calcext:value-type="float">
            <text:p>18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6" calcext:value-type="float">
            <text:p>18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186" calcext:value-type="float">
            <text:p>18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186" calcext:value-type="float">
            <text:p>18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table:style-name="ce2" office:value-type="float" office:value="188" calcext:value-type="float">
            <text:p>18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table:style-name="ce2" office:value-type="float" office:value="188" calcext:value-type="float">
            <text:p>18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192" calcext:value-type="float">
            <text:p>19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6" calcext:value-type="float">
            <text:p>186</text:p>
          </table:table-cell>
          <table:table-cell table:style-name="ce2" office:value-type="float" office:value="192" calcext:value-type="float">
            <text:p>19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3" calcext:value-type="float">
            <text:p>193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9" calcext:value-type="float">
            <text:p>189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5" calcext:value-type="float">
            <text:p>20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6" calcext:value-type="float">
            <text:p>206</text:p>
          </table:table-cell>
          <table:table-cell table:style-name="ce2"/>
          <table:table-cell table:number-columns-repeated="3"/>
        </table:table-row>
        <table:table-row table:style-name="ro1" table:number-rows-repeated="57">
          <table:table-cell table:number-columns-repeated="2"/>
          <table:table-cell table:style-name="ce3"/>
          <table:table-cell table:style-name="ce2"/>
          <table:table-cell table:number-columns-repeated="3"/>
        </table:table-row>
        <table:table-row table:style-name="ro1" table:number-rows-repeated="7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09:41:59.880495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2:45:22.200730197</meta:creation-date>
    <dc:date>2018-05-08T10:33:46.951697446</dc:date>
    <meta:editing-duration>PT1H35S</meta:editing-duration>
    <meta:editing-cycles>4</meta:editing-cycles>
    <meta:generator>LibreOffice/5.1.6.2$Linux_X86_64 LibreOffice_project/10m0$Build-2</meta:generator>
    <meta:document-statistic meta:table-count="1" meta:cell-count="6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54cm" svg:y="4.101cm" style:legend-expansion="high" chart:style-name="ch2"/>
        <chart:plot-area chart:style-name="ch3" table:cell-range-address="Sheet1.B2:Sheet1.B201 Sheet1.C2:Sheet1.C200" chart:data-source-has-labels="row" svg:x="0.32cm" svg:y="0.18cm" svg:width="12.746cm" svg:height="8.64cm">
          <chartooo:coordinate-region svg:x="1.127cm" svg:y="0.301cm" svg:width="11.9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1" loext:label-string="penaliza" chart:class="chart:line">
            <chart:data-point chart:repeated="200"/>
          </chart:series>
          <chart:series chart:style-name="ch7" chart:values-cell-range-address="Sheet1.C2:Sheet1.C200" loext:label-string="repara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aliza</text:p>
              </table:table-cell>
              <table:table-cell office:value-type="string">
                <text:p>repa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8">
                <text:p>168</text:p>
                <draw:g>
                  <svg:desc>Sheet1.B2:Sheet1.B201</svg:desc>
                </draw:g>
              </table:table-cell>
              <table:table-cell office:value-type="float" office:value="150">
                <text:p>150</text:p>
                <draw:g>
                  <svg:desc>Sheet1.C2:Sheet1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">
                <text:p>16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6">
                <text:p>1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">
                <text:p>15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8">
                <text:p>18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">
                <text:p>1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">
                <text:p>1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">
                <text:p>1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">
                <text:p>1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">
                <text:p>1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5">
                <text:p>2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">
                <text:p>2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">
                <text:p>2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5">
                <text:p>2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">
                <text:p>20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5">
                <text:p>20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